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6_11-54-45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東和 PHOTO / 210917f / 橋本駅；三つ目山公園（バス：神奈中） / Landport多摩 / １名（終了後、手元。町田営業所、島氏） / 住友電設（JFEシビル） / 指示書">
            <text:p>:m 東和 PHOTO / 210917f / 橋本駅；三つ目山公園（バス：神奈中） / Landport多摩 / １名（終了後、手元。町田営業所、島氏） / 住友電設（JFEシビル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6_11-54-50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917f / 橋本駅；三つ目山公園（バス：神奈中） / Landport多摩 / １名（終了後、手元。町田営業所、島氏） / 住友電設（JFEシビル） / 指示書">
            <text:p>:m 東和 PHOTO / 210917f / 橋本駅；三つ目山公園（バス：神奈中） / Landport多摩 / １名（終了後、手元。町田営業所、島氏） / 住友電設（JFEシビル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6_11-55-16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917f / 橋本駅；三つ目山公園（バス：神奈中） / Landport多摩 / １名（終了後、手元。町田営業所、島氏） / 住友電設（JFEシビル） / 指示書：地図">
            <text:p>:m 東和 PHOTO / 210917f / 橋本駅；三つ目山公園（バス：神奈中） / Landport多摩 / １名（終了後、手元。町田営業所、島氏） / 住友電設（JFEシビル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6_12-03-32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交通：時刻表：バス</text:p>
          </table:table-cell>
          <table:table-cell table:style-name="ce19"/>
          <table:table-cell table:style-name="ce4"/>
          <table:table-cell table:style-name="ce4" office:value-type="string">
            <text:p>N-35-35-28.8208 E-139-34-49.874267</text:p>
          </table:table-cell>
          <table:table-cell table:style-name="ce38" table:formula="of:=IF([.E5]=&quot;&quot;;[.C5];CONCATENATE([.C5];&quot; / &quot;;[.E5]))" office:value-type="string" office:string-value=":m 東和 PHOTO / 210917f / 橋本駅；三つ目山公園（バス：神奈中） / Landport多摩 / １名（終了後、手元。町田営業所、島氏） / 住友電設（JFEシビル） / 資料：交通：時刻表：バス">
            <text:p>:m 東和 PHOTO / 210917f / 橋本駅；三つ目山公園（バス：神奈中） / Landport多摩 / １名（終了後、手元。町田営業所、島氏） / 住友電設（JFEシビル） / 資料：交通：時刻表：バ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6_12-03-56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交通：バス：停車駅一覧</text:p>
          </table:table-cell>
          <table:table-cell table:style-name="ce19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8" table:formula="of:=IF([.E6]=&quot;&quot;;[.C6];CONCATENATE([.C6];&quot; / &quot;;[.E6]))" office:value-type="string" office:string-value=":m 東和 PHOTO / 210917f / 橋本駅；三つ目山公園（バス：神奈中） / Landport多摩 / １名（終了後、手元。町田営業所、島氏） / 住友電設（JFEシビル） / 資料：交通：バス：停車駅一覧">
            <text:p>:m 東和 PHOTO / 210917f / 橋本駅；三つ目山公園（バス：神奈中） / Landport多摩 / １名（終了後、手元。町田営業所、島氏） / 住友電設（JFEシビル） / 資料：交通：バス：停車駅一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6_12-07-13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交通：時刻表：バス：帰路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7]=&quot;&quot;;[.C7];CONCATENATE([.C7];&quot; / &quot;;[.E7]))" office:value-type="string" office:string-value=":m 東和 PHOTO / 210917f / 橋本駅；三つ目山公園（バス：神奈中） / Landport多摩 / １名（終了後、手元。町田営業所、島氏） / 住友電設（JFEシビル） / 資料：交通：時刻表：バス：帰路">
            <text:p>:m 東和 PHOTO / 210917f / 橋本駅；三つ目山公園（バス：神奈中） / Landport多摩 / １名（終了後、手元。町田営業所、島氏） / 住友電設（JFEシビル） / 資料：交通：時刻表：バス：帰路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6_12-09-44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交通：電車</text:p>
          </table:table-cell>
          <table:table-cell table:style-name="ce18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917f / 橋本駅；三つ目山公園（バス：神奈中） / Landport多摩 / １名（終了後、手元。町田営業所、島氏） / 住友電設（JFEシビル） / 資料：交通：電車">
            <text:p>:m 東和 PHOTO / 210917f / 橋本駅；三つ目山公園（バス：神奈中） / Landport多摩 / １名（終了後、手元。町田営業所、島氏） / 住友電設（JFEシビル） / 資料：交通：電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6_12-10-05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交通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917f / 橋本駅；三つ目山公園（バス：神奈中） / Landport多摩 / １名（終了後、手元。町田営業所、島氏） / 住友電設（JFEシビル） / 資料：交通：天気">
            <text:p>:m 東和 PHOTO / 210917f / 橋本駅；三つ目山公園（バス：神奈中） / Landport多摩 / １名（終了後、手元。町田営業所、島氏） / 住友電設（JFEシビル） / 資料：交通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16_12-21-07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地図</text:p>
          </table:table-cell>
          <table:table-cell table:style-name="ce19"/>
          <table:table-cell table:style-name="ce4"/>
          <table:table-cell table:style-name="ce4" office:value-type="string">
            <text:p>N-35-35-28.72467 E-139-34-48.995361</text:p>
          </table:table-cell>
          <table:table-cell table:style-name="ce38" table:formula="of:=IF([.E10]=&quot;&quot;;[.C10];CONCATENATE([.C10];&quot; / &quot;;[.E10]))" office:value-type="string" office:string-value=":m 東和 PHOTO / 210917f / 橋本駅；三つ目山公園（バス：神奈中） / Landport多摩 / １名（終了後、手元。町田営業所、島氏） / 住友電設（JFEシビル） / 資料：地図">
            <text:p>:m 東和 PHOTO / 210917f / 橋本駅；三つ目山公園（バス：神奈中） / Landport多摩 / １名（終了後、手元。町田営業所、島氏） / 住友電設（JFEシビル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16_12-23-12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地図：路上</text:p>
          </table:table-cell>
          <table:table-cell table:style-name="ce17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11]=&quot;&quot;;[.C11];CONCATENATE([.C11];&quot; / &quot;;[.E11]))" office:value-type="string" office:string-value=":m 東和 PHOTO / 210917f / 橋本駅；三つ目山公園（バス：神奈中） / Landport多摩 / １名（終了後、手元。町田営業所、島氏） / 住友電設（JFEシビル） / 資料：地図：路上">
            <text:p>:m 東和 PHOTO / 210917f / 橋本駅；三つ目山公園（バス：神奈中） / Landport多摩 / １名（終了後、手元。町田営業所、島氏） / 住友電設（JFEシビル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16_13-02-38_000.jpg</text:p>
          </table:table-cell>
          <table:table-cell table:style-name="ce4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16_14-37-44_000.jpg</text:p>
          </table:table-cell>
          <table:table-cell table:style-name="ce4" office:value-type="string">
            <text:p>:m 1*2 / math / topic=数論：(-a*p+b*q=q,or,p)となるための、各変数の範囲は何か, about=いくつかの変数に、順々に、値を入れる；,other=idea+;theorem+;前回N項目：②,id=19ZB:s-4 / N~</text:p>
          </table:table-cell>
          <table:table-cell table:style-name="ce19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13]=&quot;&quot;;[.C13];CONCATENATE([.C13];&quot; / &quot;;[.E13]))" office:value-type="string" office:string-value=":m 1*2 / math / topic=数論：(-a*p+b*q=q,or,p)となるための、各変数の範囲は何か, about=いくつかの変数に、順々に、値を入れる；,other=idea+;theorem+;前回N項目：②,id=19ZB:s-4 / N~">
            <text:p>:m 1*2 / math / topic=数論：(-a*p+b*q=q,or,p)となるための、各変数の範囲は何か, about=いくつかの変数に、順々に、値を入れる；,other=idea+;theorem+;前回N項目：②,id=19ZB:s-4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16_14-38-01_000.jpg</text:p>
          </table:table-cell>
          <table:table-cell table:style-name="ce4" office:value-type="string">
            <text:p>:m 2*2 / math / topic=数論：(-a*p+b*q=q,or,p)となるための、各変数の範囲は何か, about=いくつかの変数に、順々に、値を入れる；,other=idea+;theorem+;前回N項目：②,id=19ZB:s-4 / N~</text:p>
          </table:table-cell>
          <table:table-cell table:style-name="ce17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14]=&quot;&quot;;[.C14];CONCATENATE([.C14];&quot; / &quot;;[.E14]))" office:value-type="string" office:string-value=":m 2*2 / math / topic=数論：(-a*p+b*q=q,or,p)となるための、各変数の範囲は何か, about=いくつかの変数に、順々に、値を入れる；,other=idea+;theorem+;前回N項目：②,id=19ZB:s-4 / N~">
            <text:p>:m 2*2 / math / topic=数論：(-a*p+b*q=q,or,p)となるための、各変数の範囲は何か, about=いくつかの変数に、順々に、値を入れる；,other=idea+;theorem+;前回N項目：②,id=19ZB:s-4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16_17-17-56_000.jpg</text:p>
          </table:table-cell>
          <table:table-cell table:style-name="ce8" office:value-type="string">
            <text:p>:m RES 1*4 / free# JVEMV6 68#_96:1 / 68. theoretical-physics(tp) / w=~,topics=uniqueness;式と証明,other=other+;calc+;seg+:複素数同士の除算,s=~,i=~,doc=r-6-2~9#4.2;r-6-2~8</text:p>
          </table:table-cell>
          <table:table-cell table:style-name="ce19"/>
          <table:table-cell table:style-name="ce4"/>
          <table:table-cell table:style-name="ce4" office:value-type="string">
            <text:p>N-35-35-28.49121 E-139-34-49.160156</text:p>
          </table:table-cell>
          <table:table-cell table:style-name="ce38" table:formula="of:=IF([.E15]=&quot;&quot;;[.C15];CONCATENATE([.C15];&quot; / &quot;;[.E15]))" office:value-type="string" office:string-value=":m RES 1*4 / free# JVEMV6 68#_96:1 / 68. theoretical-physics(tp) / w=~,topics=uniqueness;式と証明,other=other+;calc+;seg+:複素数同士の除算,s=~,i=~,doc=r-6-2~9#4.2;r-6-2~8">
            <text:p>:m RES 1*4 / free# JVEMV6 68#_96:1 / 68. theoretical-physics(tp) / w=~,topics=uniqueness;式と証明,other=other+;calc+;seg+:複素数同士の除算,s=~,i=~,doc=r-6-2~9#4.2;r-6-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9-16_17-18-31_000.jpg</text:p>
          </table:table-cell>
          <table:table-cell table:style-name="ce8" office:value-type="string">
            <text:p>:m RES 2*4 / free# JVEMV6 68#_96:1 / 68. theoretical-physics(tp) / w=~,topics=式と証明,other=calc+;orig+:(a+b)/(a-b);theorem+:(sinθ)^2-(cosθ)^2=(t^2-1)/(t^2+1),s=~,i=~,doc=r-6-2~9#4.2;r-6-2~8</text:p>
          </table:table-cell>
          <table:table-cell table:style-name="ce19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16]=&quot;&quot;;[.C16];CONCATENATE([.C16];&quot; / &quot;;[.E16]))" office:value-type="string" office:string-value=":m RES 2*4 / free# JVEMV6 68#_96:1 / 68. theoretical-physics(tp) / w=~,topics=式と証明,other=calc+;orig+:(a+b)/(a-b);theorem+:(sinθ)^2-(cosθ)^2=(t^2-1)/(t^2+1),s=~,i=~,doc=r-6-2~9#4.2;r-6-2~8">
            <text:p>:m RES 2*4 / free# JVEMV6 68#_96:1 / 68. theoretical-physics(tp) / w=~,topics=式と証明,other=calc+;orig+:(a+b)/(a-b);theorem+:(sinθ)^2-(cosθ)^2=(t^2-1)/(t^2+1),s=~,i=~,doc=r-6-2~9#4.2;r-6-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9-16_17-18-52_000.jpg</text:p>
          </table:table-cell>
          <table:table-cell table:style-name="ce19" office:value-type="string">
            <text:p>:m RES 3*4 / free# JVEMV6 68#_96:1 / 68. theoretical-physics(tp) / w=~,topics=式と証明,other=theorem+:((tanθ)^2-1)/((tanθ)^2+1);orig+,s=~,i=~,doc=r-6-2~9#4.2;r-6-2~8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17]=&quot;&quot;;[.C17];CONCATENATE([.C17];&quot; / &quot;;[.E17]))" office:value-type="string" office:string-value=":m RES 3*4 / free# JVEMV6 68#_96:1 / 68. theoretical-physics(tp) / w=~,topics=式と証明,other=theorem+:((tanθ)^2-1)/((tanθ)^2+1);orig+,s=~,i=~,doc=r-6-2~9#4.2;r-6-2~8">
            <text:p>:m RES 3*4 / free# JVEMV6 68#_96:1 / 68. theoretical-physics(tp) / w=~,topics=式と証明,other=theorem+:((tanθ)^2-1)/((tanθ)^2+1);orig+,s=~,i=~,doc=r-6-2~9#4.2;r-6-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9-16_17-19-16_000.jpg</text:p>
          </table:table-cell>
          <table:table-cell table:style-name="ce19" office:value-type="string">
            <text:p>:m RES 4*4 / free# JVEMV6 68#_96:1 / 68. theoretical-physics(tp) / w=~,topics=式と証明,other=q+:x^2+y^2+z^2=x+y+z;q+:open:x^3-y^3=0;q+:open:x+y+z=0:x^3+y^3+z^3=3xyz,s=~,i=~,doc=r-6-2~9#4.2;r-6-2~8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8" table:formula="of:=IF([.E18]=&quot;&quot;;[.C18];CONCATENATE([.C18];&quot; / &quot;;[.E18]))" office:value-type="string" office:string-value=":m RES 4*4 / free# JVEMV6 68#_96:1 / 68. theoretical-physics(tp) / w=~,topics=式と証明,other=q+:x^2+y^2+z^2=x+y+z;q+:open:x^3-y^3=0;q+:open:x+y+z=0:x^3+y^3+z^3=3xyz,s=~,i=~,doc=r-6-2~9#4.2;r-6-2~8 / N+">
            <text:p>:m RES 4*4 / free# JVEMV6 68#_96:1 / 68. theoretical-physics(tp) / w=~,topics=式と証明,other=q+:x^2+y^2+z^2=x+y+z;q+:open:x^3-y^3=0;q+:open:x+y+z=0:x^3+y^3+z^3=3xyz,s=~,i=~,doc=r-6-2~9#4.2;r-6-2~8 / N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9-16_20-32-4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9-16_22-23-1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9-16_23-09-3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8.49121 E-139-34-49.215087</text:p>
          </table:table-cell>
          <table:table-cell table:style-name="ce38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9-17_00-44-00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62854 E-139-34-49.654541</text:p>
          </table:table-cell>
          <table:table-cell table:style-name="ce38" table:formula="of:=IF([.E22]=&quot;&quot;;[.C22];CONCATENATE([.C22];&quot; / &quot;;[.E22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9-17_04-08-04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9-17_05-16-21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出発時間 / N-35-35-28.669738 E-139-34-50.148925</text:p>
          </table:table-cell>
          <table:table-cell table:style-name="ce19"/>
          <table:table-cell table:style-name="ce4" table:formula="of:=[.F24]" office:value-type="string" office:string-value="N-35-35-28.669738 E-139-34-50.148925">
            <text:p>N-35-35-28.669738 E-139-34-50.148925</text:p>
          </table:table-cell>
          <table:table-cell table:style-name="ce4" office:value-type="string">
            <text:p>N-35-35-28.669738 E-139-34-50.148925</text:p>
          </table:table-cell>
          <table:table-cell table:style-name="ce38" table:formula="of:=IF([.E24]=&quot;&quot;;[.C24];CONCATENATE([.C24];&quot; / &quot;;[.E24]))" office:value-type="string" office:string-value=":m 東和 PHOTO / 210917f / 橋本駅；三つ目山公園（バス：神奈中） / Landport多摩 / １名（終了後、手元。町田営業所、島氏） / 住友電設（JFEシビル） / 出発時間 / N-35-35-28.669738 E-139-34-50.148925 / N-35-35-28.669738 E-139-34-50.148925">
            <text:p>:m 東和 PHOTO / 210917f / 橋本駅；三つ目山公園（バス：神奈中） / Landport多摩 / １名（終了後、手元。町田営業所、島氏） / 住友電設（JFEシビル） / 出発時間 / N-35-35-28.669738 E-139-34-50.148925 / N-35-35-28.669738 E-139-34-50.14892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9-17_06-24-00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資料：バス：時刻表：現地のもの：往路 / N-35-35-43.515014 E-139-20-40.081787</text:p>
          </table:table-cell>
          <table:table-cell table:style-name="ce19"/>
          <table:table-cell table:style-name="ce4" table:formula="of:=[.F25]" office:value-type="string" office:string-value="N-35-35-43.515014 E-139-20-40.081787">
            <text:p>N-35-35-43.515014 E-139-20-40.081787</text:p>
          </table:table-cell>
          <table:table-cell table:style-name="ce4" office:value-type="string">
            <text:p>N-35-35-43.515014 E-139-20-40.081787</text:p>
          </table:table-cell>
          <table:table-cell table:style-name="ce38" table:formula="of:=IF([.E25]=&quot;&quot;;[.C25];CONCATENATE([.C25];&quot; / &quot;;[.E25]))" office:value-type="string" office:string-value=":m 東和 PHOTO / 210917f / 橋本駅；三つ目山公園（バス：神奈中） / Landport多摩 / １名（終了後、手元。町田営業所、島氏） / 住友電設（JFEシビル） / 資料：バス：時刻表：現地のもの：往路 / N-35-35-43.515014 E-139-20-40.081787 / N-35-35-43.515014 E-139-20-40.081787">
            <text:p>:m 東和 PHOTO / 210917f / 橋本駅；三つ目山公園（バス：神奈中） / Landport多摩 / １名（終了後、手元。町田営業所、島氏） / 住友電設（JFEシビル） / 資料：バス：時刻表：現地のもの：往路 / N-35-35-43.515014 E-139-20-40.081787 / N-35-35-43.515014 E-139-20-40.08178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9-17_06-55-25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状況 / N-35-36-35.988464 E-139-21-8.865966</text:p>
          </table:table-cell>
          <table:table-cell table:style-name="ce19"/>
          <table:table-cell table:style-name="ce4" table:formula="of:=[.F26]" office:value-type="string" office:string-value="N-35-36-35.988464 E-139-21-8.865966">
            <text:p>N-35-36-35.988464 E-139-21-8.865966</text:p>
          </table:table-cell>
          <table:table-cell table:style-name="ce4" office:value-type="string">
            <text:p>N-35-36-35.988464 E-139-21-8.865966</text:p>
          </table:table-cell>
          <table:table-cell table:style-name="ce38" table:formula="of:=IF([.E26]=&quot;&quot;;[.C26];CONCATENATE([.C26];&quot; / &quot;;[.E26]))" office:value-type="string" office:string-value=":m 東和 PHOTO / 210917f / 橋本駅；三つ目山公園（バス：神奈中） / Landport多摩 / １名（終了後、手元。町田営業所、島氏） / 住友電設（JFEシビル） / 現場状況 / N-35-36-35.988464 E-139-21-8.865966 / N-35-36-35.988464 E-139-21-8.865966">
            <text:p>:m 東和 PHOTO / 210917f / 橋本駅；三つ目山公園（バス：神奈中） / Landport多摩 / １名（終了後、手元。町田営業所、島氏） / 住友電設（JFEシビル） / 現場状況 / N-35-36-35.988464 E-139-21-8.865966 / N-35-36-35.988464 E-139-21-8.8659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9-17_06-55-29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状況 / N-35-36-32.184448 E-139-21-8.97583</text:p>
          </table:table-cell>
          <table:table-cell table:style-name="ce19"/>
          <table:table-cell table:style-name="ce4" table:formula="of:=[.F27]" office:value-type="string" office:string-value="N-35-36-32.184448 E-139-21-8.97583">
            <text:p>N-35-36-32.184448 E-139-21-8.97583</text:p>
          </table:table-cell>
          <table:table-cell table:style-name="ce4" office:value-type="string">
            <text:p>N-35-36-32.184448 E-139-21-8.97583</text:p>
          </table:table-cell>
          <table:table-cell table:style-name="ce38" table:formula="of:=IF([.E27]=&quot;&quot;;[.C27];CONCATENATE([.C27];&quot; / &quot;;[.E27]))" office:value-type="string" office:string-value=":m 東和 PHOTO / 210917f / 橋本駅；三つ目山公園（バス：神奈中） / Landport多摩 / １名（終了後、手元。町田営業所、島氏） / 住友電設（JFEシビル） / 現場状況 / N-35-36-32.184448 E-139-21-8.97583 / N-35-36-32.184448 E-139-21-8.97583">
            <text:p>:m 東和 PHOTO / 210917f / 橋本駅；三つ目山公園（バス：神奈中） / Landport多摩 / １名（終了後、手元。町田営業所、島氏） / 住友電設（JFEシビル） / 現場状況 / N-35-36-32.184448 E-139-21-8.97583 / N-35-36-32.184448 E-139-21-8.975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9-17_06-55-33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状況 / N-35-36-32.184448 E-139-21-8.97583</text:p>
          </table:table-cell>
          <table:table-cell table:style-name="ce19"/>
          <table:table-cell table:style-name="ce4" table:formula="of:=[.F28]" office:value-type="string" office:string-value="N-35-36-32.184448 E-139-21-8.97583">
            <text:p>N-35-36-32.184448 E-139-21-8.97583</text:p>
          </table:table-cell>
          <table:table-cell table:style-name="ce4" office:value-type="string">
            <text:p>N-35-36-32.184448 E-139-21-8.97583</text:p>
          </table:table-cell>
          <table:table-cell table:style-name="ce38" table:formula="of:=IF([.E28]=&quot;&quot;;[.C28];CONCATENATE([.C28];&quot; / &quot;;[.E28]))" office:value-type="string" office:string-value=":m 東和 PHOTO / 210917f / 橋本駅；三つ目山公園（バス：神奈中） / Landport多摩 / １名（終了後、手元。町田営業所、島氏） / 住友電設（JFEシビル） / 現場状況 / N-35-36-32.184448 E-139-21-8.97583 / N-35-36-32.184448 E-139-21-8.97583">
            <text:p>:m 東和 PHOTO / 210917f / 橋本駅；三つ目山公園（バス：神奈中） / Landport多摩 / １名（終了後、手元。町田営業所、島氏） / 住友電設（JFEシビル） / 現場状況 / N-35-36-32.184448 E-139-21-8.97583 / N-35-36-32.184448 E-139-21-8.975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9-17_06-59-55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状況 / N-35-36-30.110778 E-139-21-16.336669</text:p>
          </table:table-cell>
          <table:table-cell table:style-name="ce20"/>
          <table:table-cell table:style-name="ce4" table:formula="of:=[.F29]" office:value-type="string" office:string-value="N-35-36-30.110778 E-139-21-16.336669">
            <text:p>N-35-36-30.110778 E-139-21-16.336669</text:p>
          </table:table-cell>
          <table:table-cell table:style-name="ce4" office:value-type="string">
            <text:p>N-35-36-30.110778 E-139-21-16.336669</text:p>
          </table:table-cell>
          <table:table-cell table:style-name="ce38" table:formula="of:=IF([.E29]=&quot;&quot;;[.C29];CONCATENATE([.C29];&quot; / &quot;;[.E29]))" office:value-type="string" office:string-value=":m 東和 PHOTO / 210917f / 橋本駅；三つ目山公園（バス：神奈中） / Landport多摩 / １名（終了後、手元。町田営業所、島氏） / 住友電設（JFEシビル） / 現場状況 / N-35-36-30.110778 E-139-21-16.336669 / N-35-36-30.110778 E-139-21-16.336669">
            <text:p>:m 東和 PHOTO / 210917f / 橋本駅；三つ目山公園（バス：神奈中） / Landport多摩 / １名（終了後、手元。町田営業所、島氏） / 住友電設（JFEシビル） / 現場状況 / N-35-36-30.110778 E-139-21-16.336669 / N-35-36-30.110778 E-139-21-16.33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9-17_07-00-04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状況 / N-35-36-30.110778 E-139-21-16.336669</text:p>
          </table:table-cell>
          <table:table-cell table:style-name="ce19"/>
          <table:table-cell table:style-name="ce4" table:formula="of:=[.F30]" office:value-type="string" office:string-value="N-35-36-30.110778 E-139-21-16.336669">
            <text:p>N-35-36-30.110778 E-139-21-16.336669</text:p>
          </table:table-cell>
          <table:table-cell table:style-name="ce4" office:value-type="string">
            <text:p>N-35-36-30.110778 E-139-21-16.336669</text:p>
          </table:table-cell>
          <table:table-cell table:style-name="ce38" table:formula="of:=IF([.E30]=&quot;&quot;;[.C30];CONCATENATE([.C30];&quot; / &quot;;[.E30]))" office:value-type="string" office:string-value=":m 東和 PHOTO / 210917f / 橋本駅；三つ目山公園（バス：神奈中） / Landport多摩 / １名（終了後、手元。町田営業所、島氏） / 住友電設（JFEシビル） / 現場状況 / N-35-36-30.110778 E-139-21-16.336669 / N-35-36-30.110778 E-139-21-16.336669">
            <text:p>:m 東和 PHOTO / 210917f / 橋本駅；三つ目山公園（バス：神奈中） / Landport多摩 / １名（終了後、手元。町田営業所、島氏） / 住友電設（JFEシビル） / 現場状況 / N-35-36-30.110778 E-139-21-16.336669 / N-35-36-30.110778 E-139-21-16.33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9-17_07-27-18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資料：打設手順：説明書き / N-35-36-30.151977 E-139-21-16.336669</text:p>
          </table:table-cell>
          <table:table-cell table:style-name="ce19"/>
          <table:table-cell table:style-name="ce4" table:formula="of:=[.F31]" office:value-type="string" office:string-value="N-35-36-30.151977 E-139-21-16.336669">
            <text:p>N-35-36-30.151977 E-139-21-16.336669</text:p>
          </table:table-cell>
          <table:table-cell table:style-name="ce4" office:value-type="string">
            <text:p>N-35-36-30.151977 E-139-21-16.336669</text:p>
          </table:table-cell>
          <table:table-cell table:style-name="ce38" table:formula="of:=IF([.E31]=&quot;&quot;;[.C31];CONCATENATE([.C31];&quot; / &quot;;[.E31]))" office:value-type="string" office:string-value=":m 東和 PHOTO / 210917f / 橋本駅；三つ目山公園（バス：神奈中） / Landport多摩 / １名（終了後、手元。町田営業所、島氏） / 住友電設（JFEシビル） / 現場資料：打設手順：説明書き / N-35-36-30.151977 E-139-21-16.336669 / N-35-36-30.151977 E-139-21-16.336669">
            <text:p>:m 東和 PHOTO / 210917f / 橋本駅；三つ目山公園（バス：神奈中） / Landport多摩 / １名（終了後、手元。町田営業所、島氏） / 住友電設（JFEシビル） / 現場資料：打設手順：説明書き / N-35-36-30.151977 E-139-21-16.336669 / N-35-36-30.151977 E-139-21-16.33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09-17_07-27-35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資料：打設手順：説明書き / N-35-36-30.151977 E-139-21-16.336669</text:p>
          </table:table-cell>
          <table:table-cell table:style-name="ce19"/>
          <table:table-cell table:style-name="ce4" table:formula="of:=[.F32]" office:value-type="string" office:string-value="N-35-36-30.151977 E-139-21-16.336669">
            <text:p>N-35-36-30.151977 E-139-21-16.336669</text:p>
          </table:table-cell>
          <table:table-cell table:style-name="ce4" office:value-type="string">
            <text:p>N-35-36-30.151977 E-139-21-16.336669</text:p>
          </table:table-cell>
          <table:table-cell table:style-name="ce38" table:formula="of:=IF([.E32]=&quot;&quot;;[.C32];CONCATENATE([.C32];&quot; / &quot;;[.E32]))" office:value-type="string" office:string-value=":m 東和 PHOTO / 210917f / 橋本駅；三つ目山公園（バス：神奈中） / Landport多摩 / １名（終了後、手元。町田営業所、島氏） / 住友電設（JFEシビル） / 現場資料：打設手順：説明書き / N-35-36-30.151977 E-139-21-16.336669 / N-35-36-30.151977 E-139-21-16.336669">
            <text:p>:m 東和 PHOTO / 210917f / 橋本駅；三つ目山公園（バス：神奈中） / Landport多摩 / １名（終了後、手元。町田営業所、島氏） / 住友電設（JFEシビル） / 現場資料：打設手順：説明書き / N-35-36-30.151977 E-139-21-16.336669 / N-35-36-30.151977 E-139-21-16.33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9-17_07-27-47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現場資料：打設手順：説明書き / N-35-36-30.124511 E-139-21-16.336669</text:p>
          </table:table-cell>
          <table:table-cell table:style-name="ce19"/>
          <table:table-cell table:style-name="ce4" table:formula="of:=[.F33]" office:value-type="string" office:string-value="N-35-36-30.124511 E-139-21-16.336669">
            <text:p>N-35-36-30.124511 E-139-21-16.336669</text:p>
          </table:table-cell>
          <table:table-cell table:style-name="ce4" office:value-type="string">
            <text:p>N-35-36-30.124511 E-139-21-16.336669</text:p>
          </table:table-cell>
          <table:table-cell table:style-name="ce38" table:formula="of:=IF([.E33]=&quot;&quot;;[.C33];CONCATENATE([.C33];&quot; / &quot;;[.E33]))" office:value-type="string" office:string-value=":m 東和 PHOTO / 210917f / 橋本駅；三つ目山公園（バス：神奈中） / Landport多摩 / １名（終了後、手元。町田営業所、島氏） / 住友電設（JFEシビル） / 現場資料：打設手順：説明書き / N-35-36-30.124511 E-139-21-16.336669 / N-35-36-30.124511 E-139-21-16.336669">
            <text:p>:m 東和 PHOTO / 210917f / 橋本駅；三つ目山公園（バス：神奈中） / Landport多摩 / １名（終了後、手元。町田営業所、島氏） / 住友電設（JFEシビル） / 現場資料：打設手順：説明書き / N-35-36-30.124511 E-139-21-16.336669 / N-35-36-30.124511 E-139-21-16.33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9-17_20-53-12_000.jpg</text:p>
          </table:table-cell>
          <table:table-cell table:style-name="ce19" office:value-type="string">
            <text:p>:m 東和 PHOTO / 210917f / 橋本駅；三つ目山公園（バス：神奈中） / Landport多摩 / １名（終了後、手元。町田営業所、島氏） / 住友電設（JFEシビル） / 日報</text:p>
          </table:table-cell>
          <table:table-cell table:style-name="ce19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34]=&quot;&quot;;[.C34];CONCATENATE([.C34];&quot; / &quot;;[.E34]))" office:value-type="string" office:string-value=":m 東和 PHOTO / 210917f / 橋本駅；三つ目山公園（バス：神奈中） / Landport多摩 / １名（終了後、手元。町田営業所、島氏） / 住友電設（JFEシビル） / 日報">
            <text:p>:m 東和 PHOTO / 210917f / 橋本駅；三つ目山公園（バス：神奈中） / Landport多摩 / １名（終了後、手元。町田営業所、島氏） / 住友電設（JFEシビル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9-17_21-38-58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35]=&quot;&quot;;[.C35];CONCATENATE([.C35];&quot; / &quot;;[.E35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9-18_03-10-1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477478 E-139-34-49.270019</text:p>
          </table:table-cell>
          <table:table-cell table:style-name="ce38" table:formula="of:=IF([.E36]=&quot;&quot;;[.C36];CONCATENATE([.C36];&quot; / &quot;;[.E3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9-18_03-10-4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8" table:formula="of:=IF([.E37]=&quot;&quot;;[.C37];CONCATENATE([.C37];&quot; / &quot;;[.E37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9-18_07-29-54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38]=&quot;&quot;;[.C38];CONCATENATE([.C38];&quot; / &quot;;[.E3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8">2021/09/18</text:date>, <text:time>12:4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8T12:46:43.92</dc:date>
    <dc:creator>iwabuchi ken</dc:creator>
    <meta:editing-duration>P37DT4H48M23S</meta:editing-duration>
    <meta:editing-cycles>13354</meta:editing-cycles>
    <meta:document-statistic meta:table-count="1" meta:cell-count="520" meta:object-count="0"/>
  </office:meta>
</office:document-meta>
</file>